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22-06-08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22-04-20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21-12-1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21-10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21-06-0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21-03-24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20-12-09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20-09-22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20-03-1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9-12-12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9-09-1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9-06-04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9-03-19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8-12-11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8-09-13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8-06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8-03-1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7-12-12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7-09-12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7-06-27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7-03-20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3-08-06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3-03-0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2-07-3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2-03-0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1-08-08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1-02-23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10-08-24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7-09-2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7-08-2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6-08-02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1376" calcext:value-type="float">
            <text:p>42.2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6-06-21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4-08-0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4-05-04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4-02-10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3-11-05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3-08-05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3-05-07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3-02-12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2-11-1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2-08-15 0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2-04-30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2-02-21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1-10-29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1-08-06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1-05-1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1-02-1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0-11-2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0-08-08 0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0-05-0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2000-02-23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9-11-0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9-08-1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0816" calcext:value-type="float">
            <text:p>41.5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9-05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9-02-10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8-08-0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8-05-0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8-02-1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5032" calcext:value-type="float">
            <text:p>41.7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7-11-06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7-08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7-05-0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7-02-1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6-11-05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2464" calcext:value-type="float">
            <text:p>41.8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6-08-08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6-05-06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6-02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5-11-06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5-08-01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5-05-11 0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4-11-07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5824" calcext:value-type="float">
            <text:p>42.0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4-07-29 14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4-05-0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4-02-10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3-11-02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3-08-04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3-05-05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3-02-04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2-10-22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2-07-30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2-03-3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1-10-0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1-07-1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1-04-16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1-02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0-12-12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0-11-08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0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0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86" calcext:value-type="float">
            <text:p>42.1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9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9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8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8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54424" calcext:value-type="float">
            <text:p>42.2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8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8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7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7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6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5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5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3776" calcext:value-type="float">
            <text:p>42.4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5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108" calcext:value-type="float">
            <text:p>42.9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2624" calcext:value-type="float">
            <text:p>43.0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4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0136" calcext:value-type="float">
            <text:p>43.7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3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3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2396" calcext:value-type="float">
            <text:p>46.9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19032" calcext:value-type="float">
            <text:p>47.11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0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18064" calcext:value-type="float">
            <text:p>48.5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0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3288" calcext:value-type="float">
            <text:p>47.64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0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80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5736</text:p>
          </table:table-cell>
          <table:table-cell office:value-type="string" calcext:value-type="string">
            <text:p>197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76" meta:object-count="0"/>
    <meta:user-defined meta:name="AppVersion">3.0</meta:user-defined>
  </office:meta>
</office:document-meta>
</file>